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1236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0937in"/>
    </style:style>
    <style:style style:name="co4" style:family="table-column">
      <style:table-column-properties fo:break-before="auto" style:column-width="3.052in"/>
    </style:style>
    <style:style style:name="co5" style:family="table-column">
      <style:table-column-properties fo:break-before="auto" style:column-width="2.7516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overline-style="solid" style:text-overline-type="double" style:text-overline-width="auto" style:text-overline-color="#ff3333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 style:data-style-name="N99"/>
    <style:style style:name="P1" style:family="paragraph">
      <style:paragraph-properties fo:text-align="start"/>
    </style:style>
    <style:style style:name="P2" style:family="paragraph">
      <style:paragraph-properties fo:text-align="center"/>
    </style:style>
  </office:automatic-styles>
  <office:body>
    <office:spreadsheet>
      <table:table table:name="user_login_sheet" table:style-name="ta1">
        <office:forms form:automatic-focus="false" form:apply-design-mode="false">
          <form:form form:name="CompanyBroker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listbox form:name="BrokerList" form:control-implementation="ooo:com.sun.star.form.component.ListBox" xml:id="control1" form:id="control1" form:dropdown="true" form:size="20" form:bound-column="1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ListBox"/>
                <form:property form:property-name="MouseWheelBehavior" office:value-type="float" office:value="0"/>
                <form:property form:property-name="ObjIDinMSO" office:value-type="float" office:value=""/>
              </form:properties>
              <form:option form:label="test"/>
              <form:option form:label="test123"/>
              <form:option form:label="test"/>
              <form:option form:label="test123"/>
              <form:option form:label="test"/>
              <form:option form:label="test123"/>
              <form:option form:label="test"/>
              <form:option form:label="test123"/>
              <form:option form:label="test"/>
              <form:option form:label="test123"/>
              <form:option form:label="test"/>
              <form:option form:label="test123"/>
              <form:option form:label="test"/>
              <form:option form:label="test123"/>
            </form:listbox>
            <form:button form:name="Login" form:control-implementation="ooo:com.sun.star.form.component.CommandButton" xml:id="control2" form:id="control2" form:label="Login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ods_python_script.py$StartClient?language=Python&amp;location=share" xlink:type="simple"/>
              </office:event-listeners>
            </form:button>
          </form:form>
        </office:forms>
        <table:shapes>
          <draw:control draw:z-index="0" draw:name="BrokerList" draw:text-style-name="P1" svg:width="0.8748in" svg:height="0.1921in" svg:x="1.2862in" svg:y="1.1012in" draw:control="control1">
            <svg:title>Company broker list</svg:title>
            <svg:desc>Select one of the brokers from the list.</svg:desc>
          </draw:control>
          <draw:control draw:z-index="1" draw:name="Login" draw:text-style-name="P2" svg:width="2.1512in" svg:height="0.1567in" svg:x="0.0142in" svg:y="1.4709in" draw:control="control2">
            <svg:title>Login</svg:title>
            <svg:desc>Click to login.</svg:desc>
          </draw:control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9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Welcome to Portfolio Analysis</text:p>
          </table:table-cell>
          <table:covered-table-cell table:number-columns-repeated="5"/>
          <table:table-cell table:number-columns-repeated="6"/>
        </table:table-row>
        <table:table-row table:style-name="ro2">
          <table:table-cell office:value-type="string" calcext:value-type="string">
            <text:p>This template is a simple interface into the portfolio analysis server. Enter your username, password and the broker to get started. 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Server URL</text:p>
          </table:table-cell>
          <table:table-cell office:value-type="string" calcext:value-type="string">
            <text:p>ws://localhost:3000/chat</text:p>
          </table:table-cell>
          <table:table-cell office:value-type="string" calcext:value-type="string">
            <text:p>Client certificate</text:p>
          </table:table-cell>
          <table:table-cell table:number-columns-repeated="8"/>
        </table:table-row>
        <table:table-row table:style-name="ro2">
          <table:table-cell table:number-columns-repeated="12"/>
        </table:table-row>
        <table:table-row table:style-name="ro2">
          <table:table-cell office:value-type="string" calcext:value-type="string">
            <text:p>Username</text:p>
          </table:table-cell>
          <table:table-cell office:value-type="string" calcext:value-type="string">
            <text:p>test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Password</text:p>
          </table:table-cell>
          <table:table-cell office:value-type="string" calcext:value-type="string">
            <text:p>test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Broker/Company</text:p>
          </table:table-cell>
          <table:table-cell table:number-columns-repeated="11"/>
        </table:table-row>
        <table:table-row table:style-name="ro2" table:number-rows-repeated="7">
          <table:table-cell table:number-columns-repeated="12"/>
        </table:table-row>
        <table:table-row table:style-name="ro2">
          <table:table-cell office:value-type="string" calcext:value-type="string">
            <text:p>Use SSL</text:p>
          </table:table-cell>
          <table:table-cell table:style-name="ce5" office:value-type="boolean" office:boolean-value="true" calcext:value-type="boolean">
            <text:p>TRUE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Using TRUE</text:p>
          </table:table-cell>
          <table:table-cell table:number-columns-repeated="10"/>
        </table:table-row>
        <table:table-row table:style-name="ro2" table:number-rows-repeated="8">
          <table:table-cell table:number-columns-repeated="12"/>
        </table:table-row>
        <table:table-row table:style-name="ro2">
          <table:table-cell office:value-type="string" calcext:value-type="string">
            <text:p>Keep alive timer (in seconds)</text:p>
          </table:table-cell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Market Data Refresh interval (in seconds)</text:p>
          </table:table-cell>
          <table:table-cell office:value-type="float" office:value="10" calcext:value-type="float">
            <text:p>10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Active portfolio update interval (in seconds)</text:p>
          </table:table-cell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 table:number-columns-spanned="10" table:number-rows-spanned="1">
            <text:p>Last Error</text:p>
          </table:table-cell>
          <table:covered-table-cell table:number-columns-repeated="9"/>
          <table:table-cell table:number-columns-repeated="2"/>
        </table:table-row>
        <table:table-row table:style-name="ro2">
          <table:table-cell table:style-name="ce3" table:number-columns-spanned="12" table:number-rows-spanned="1"/>
          <table:covered-table-cell table:number-columns-repeated="11"/>
        </table:table-row>
        <table:table-row table:style-name="ro2">
          <table:table-cell table:number-columns-repeated="12"/>
        </table:table-row>
        <table:table-row table:style-name="ro2">
          <table:table-cell table:style-name="ce4" table:number-columns-spanned="10" table:number-rows-spanned="1"/>
          <table:covered-table-cell table:number-columns-repeated="9"/>
          <table:table-cell table:number-columns-repeated="2"/>
        </table:table-row>
        <table:table-row table:style-name="ro2" table:number-rows-repeated="17141">
          <table:table-cell table:number-columns-repeated="12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</table:table>
      <table:table table:name="portfolio_analysis_sheet" table:style-name="ta1"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row table:style-name="ro2">
          <table:table-cell table:style-name="ce4" office:value-type="string" calcext:value-type="string" table:number-columns-spanned="3" table:number-rows-spanned="1">
            <text:p>Portfolio Details (by broker)</text:p>
          </table:table-cell>
          <table:covered-table-cell table:number-columns-repeated="2"/>
        </table:table-row>
        <table:table-row table:style-name="ro2" table:number-rows-repeated="3">
          <table:table-cell table:number-columns-repeated="3"/>
        </table:table-row>
        <table:table-row table:style-name="ro2">
          <table:table-cell office:value-type="string" calcext:value-type="string">
            <text:p>test123</text:p>
          </table:table-cell>
          <table:table-cell office:value-type="string" calcext:value-type="string">
            <text:p>e6f970c8-a734-11e5-8001-ecf4bb2e10a3</text:p>
          </table:table-cell>
          <table:table-cell office:value-type="string" calcext:value-type="string">
            <text:p><text:s/>Simple Test 1115</text:p>
          </table:table-cell>
        </table:table-row>
        <table:table-row table:style-name="ro2">
          <table:table-cell office:value-type="string" calcext:value-type="string">
            <text:p>test123</text:p>
          </table:table-cell>
          <table:table-cell office:value-type="string" calcext:value-type="string">
            <text:p>78ba58ee-a747-11e5-8001-ecf4bb2e10a3</text:p>
          </table:table-cell>
          <table:table-cell office:value-type="string" calcext:value-type="string">
            <text:p>Bigger Portfolio 1328</text:p>
          </table:table-cell>
        </table:table-row>
        <table:table-row table:style-name="ro2">
          <table:table-cell office:value-type="string" calcext:value-type="string">
            <text:p>test123</text:p>
          </table:table-cell>
          <table:table-cell office:value-type="string" calcext:value-type="string">
            <text:p>277e6dbc-a74c-11e5-8001-ecf4bb2e10a3</text:p>
          </table:table-cell>
          <table:table-cell office:value-type="string" calcext:value-type="string">
            <text:p>Slightly Larger portfolio</text:p>
          </table:table-cell>
        </table:table-row>
        <table:table-row table:style-name="ro2">
          <table:table-cell office:value-type="string" calcext:value-type="string">
            <text:p>test123</text:p>
          </table:table-cell>
          <table:table-cell office:value-type="string" calcext:value-type="string">
            <text:p>6191f2d8-b333-11e5-8001-ecf4bb2e10a3</text:p>
          </table:table-cell>
          <table:table-cell office:value-type="string" calcext:value-type="string">
            <text:p>Test Sundeep Portfolio</text:p>
          </table:table-cell>
        </table:table-row>
        <table:table-row table:style-name="ro2">
          <table:table-cell office:value-type="string" calcext:value-type="string">
            <text:p>test123</text:p>
          </table:table-cell>
          <table:table-cell office:value-type="string" calcext:value-type="string">
            <text:p>dff81e56-ca1a-11e5-8001-ecf4bb2e10a3</text:p>
          </table:table-cell>
          <table:table-cell office:value-type="string" calcext:value-type="string">
            <text:p>Another simple portfolio</text:p>
          </table:table-cell>
        </table:table-row>
        <table:table-row table:style-name="ro2">
          <table:table-cell office:value-type="string" calcext:value-type="string">
            <text:p>test123</text:p>
          </table:table-cell>
          <table:table-cell office:value-type="string" calcext:value-type="string">
            <text:p>a2533170-f39c-11e5-8001-ecf4bb2e10a3</text:p>
          </table:table-cell>
          <table:table-cell office:value-type="string" calcext:value-type="string">
            <text:p><text:s/>Parag test</text:p>
          </table:table-cell>
        </table:table-row>
        <table:table-row table:style-name="ro2">
          <table:table-cell office:value-type="string" calcext:value-type="string">
            <text:p>test123</text:p>
          </table:table-cell>
          <table:table-cell office:value-type="string" calcext:value-type="string">
            <text:p>152f9860-f66c-11e5-8001-ecf4bb2e10a3</text:p>
          </table:table-cell>
          <table:table-cell office:value-type="string" calcext:value-type="string">
            <text:p>Test p portfolio</text:p>
          </table:table-cell>
        </table:table-row>
        <table:table-row table:style-name="ro2">
          <table:table-cell office:value-type="string" calcext:value-type="string">
            <text:p>test123</text:p>
          </table:table-cell>
          <table:table-cell office:value-type="string" calcext:value-type="string">
            <text:p>ca780222-029a-11e6-8001-ecf4bb2e10a3</text:p>
          </table:table-cell>
          <table:table-cell office:value-type="string" calcext:value-type="string">
            <text:p><text:s/>Small portfolio</text:p>
          </table:table-cell>
        </table:table-row>
      </table:table>
      <table:table table:name="InfoWorkSheet" table:style-name="ta1">
        <table:table-column table:style-name="co2" table:default-cell-style-name="Default"/>
        <table:table-row table:style-name="ro2" table:number-rows-repeated="345">
          <table:table-cell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3.21","stressValue":"3.21","symbol":"ABUS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3.21","stressValue":"3.21","symbol":"ABUS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15.96","stressValue":"15.96","symbol":"ABY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15.96","stressValue":"15.96","symbol":"ABY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20.12","stressValue":"20.12","symbol":"ACAD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20.12","stressValue":"20.12","symbol":"ACAD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13.35","stressValue":"13.35","symbol":"ACAS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13.35","stressValue":"13.35","symbol":"ACAS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16.41","stressValue":"16.41","symbol":"ACAT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16.41","stressValue":"16.41","symbol":"ACAT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11.97","stressValue":"11.97","symbol":"ACBI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11.97","stressValue":"11.97","symbol":"ACBI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21.18","stressValue":"21.18","symbol":"ACET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21.18","stressValue":"21.18","symbol":"ACET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5.57","stressValue":"5.57","symbol":"ACFC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5.57","stressValue":"5.57","symbol":"ACFC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68.72","stressValue":"68.72","symbol":"ACGL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68.72","stressValue":"68.72","symbol":"ACGL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54.38","stressValue":"54.38","symbol":"ACHC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54.38","stressValue":"54.38","symbol":"ACHC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6.9","stressValue":"6.9","symbol":"ACHN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6.9","stressValue":"6.9","symbol":"ACHN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18.39","stressValue":"18.39","symbol":"ACIW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18.39","stressValue":"18.39","symbol":"ACIW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2.35","stressValue":"2.35","symbol":"ACLS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2.35","stressValue":"2.35","symbol":"ACLS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21.85","stressValue":"21.85","symbol":"ACNB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21.85","stressValue":"21.85","symbol":"ACNB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34.84","stressValue":"34.84","symbol":"ACOR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34.84","stressValue":"34.84","symbol":"ACOR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1.1","stressValue":"1.1","symbol":"ACPW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1.1","stressValue":"1.1","symbol":"ACPW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16.76","stressValue":"16.76","symbol":"ACRS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16.76","stressValue":"16.76","symbol":"ACRS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3.85","stressValue":"3.85","symbol":"ACRX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3.85","stressValue":"3.85","symbol":"ACRX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7.86","stressValue":"7.86","symbol":"ACSF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7.86","stressValue":"7.86","symbol":"ACSF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1.57","stressValue":"1.57","symbol":"ACST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1.57","stressValue":"1.57","symbol":"ACST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7.74","stressValue":"7.74","symbol":"ACTA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7.74","stressValue":"7.74","symbol":"ACTA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3.86","stressValue":"3.86","symbol":"ACTG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3.86","stressValue":"3.86","symbol":"ACTG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1.39","stressValue":"1.39","symbol":"ACTS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1.39","stressValue":"1.39","symbol":"ACTS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11.08","stressValue":"11.08","symbol":"ACTX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11.08","stressValue":"11.08","symbol":"ACTX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2.14","stressValue":"2.14","symbol":"ACUR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2.14","stressValue":"2.14","symbol":"ACUR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52.75","stressValue":"52.75","symbol":"ACWI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52.75","stressValue":"52.75","symbol":"ACWI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37.08","stressValue":"37.08","symbol":"ACWX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37.08","stressValue":"37.08","symbol":"ACWX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20.23","stressValue":"20.23","symbol":"ACXM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20.23","stressValue":"20.23","symbol":"ACXM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8.39","stressValue":"8.39","symbol":"ADAP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8.39","stressValue":"8.39","symbol":"ADAP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0.56","stressValue":"0.56","symbol":"ADAT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0.56","stressValue":"0.56","symbol":"ADAT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89.63","stressValue":"89.63","symbol":"ADBE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89.63","stressValue":"89.63","symbol":"ADBE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5.11","stressValue":"5.11","symbol":"ADHD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5.11","stressValue":"5.11","symbol":"ADHD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51.38","stressValue":"51.38","symbol":"ADI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51.38","stressValue":"51.38","symbol":"ADI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6.09","stressValue":"6.09","symbol":"ADMA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6.09","stressValue":"6.09","symbol":"ADMA","commandType":"ManagePortfolioSymbol","nickName":"test","crudType":"P_Update","side":"Buy","symbolType":"Equity","updator":"test"}}</text:p>
          </table:table-cell>
        </table:table-row>
      </table:table>
      <table:table table:name="MarketDataSheet" table:style-name="ta1">
        <office:forms form:automatic-focus="false" form:apply-design-mode="false"/>
        <table:table-column table:style-name="co2" table:number-columns-repeated="7" table:default-cell-style-name="Default"/>
        <table:table-row table:style-name="ro2">
          <table:table-cell office:value-type="string" calcext:value-type="string">
            <text:p>Symbol</text:p>
          </table:table-cell>
          <table:table-cell office:value-type="string" calcext:value-type="string">
            <text:p>High 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Dat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2">00/00/0000</text:date>, <text:time style:data-style-name="N2" text:time-value="08:53:33.61393346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30T23:25:44.101120961</meta:creation-date>
    <dc:date>2016-07-12T08:54:10.239070296</dc:date>
    <meta:editing-duration>P3DT18H28M34S</meta:editing-duration>
    <meta:editing-cycles>249</meta:editing-cycles>
    <meta:generator>LibreOffice/4.2.8.2$Linux_X86_64 LibreOffice_project/420m0$Build-2</meta:generator>
    <meta:document-statistic meta:table-count="4" meta:cell-count="305" meta:object-count="2"/>
  </office:meta>
</office:document-meta>
</file>